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63BF812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hree2-title">
      <style:graphic-properties draw:auto-grow-height="true" fo:min-height="3.507cm"/>
    </style:style>
    <style:style style:name="pr2" style:family="presentation" style:parent-style-name="vihree2-outline1">
      <style:graphic-properties draw:auto-grow-height="true" fo:min-height="13.86cm"/>
    </style:style>
    <style:style style:name="pr3" style:family="presentation" style:parent-style-name="vihree2-notes">
      <style:graphic-properties draw:fill-color="#ffffff" draw:auto-grow-height="true" fo:min-height="13.365cm"/>
    </style:style>
    <style:style style:name="pr4" style:family="presentation" style:parent-style-name="vihree2-title">
      <style:graphic-properties fo:min-height="3.256cm"/>
    </style:style>
    <style:style style:name="pr5" style:family="presentation" style:parent-style-name="vihree2-outline1">
      <style:graphic-properties fo:min-height="13.609cm"/>
    </style:style>
    <style:style style:name="pr6" style:family="presentation" style:parent-style-name="vihree2-notes">
      <style:graphic-properties draw:fill-color="#ffffff" fo:min-height="13.114cm"/>
    </style:style>
    <style:style style:name="pr7" style:family="presentation" style:parent-style-name="vihree2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paragraph-properties fo:text-align="star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hree2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.494cm" presentation:class="title" presentation:user-transformed="true">
          <draw:text-box>
            <text:p><text:span text:style-name="T1">Remote Control Terminal(RCT)</text:span>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">Team : PREDATOR</text:span></text:p>
                <text:p text:style-name="P2"><text:span text:style-name="T1">環境情報学部３年組</text:span></text:p>
                <text:p text:style-name="P3"><text:span text:style-name="T1">チームメンバー：</text:span></text:p>
              </text:list-header>
              <text:list-item>
                <text:p text:style-name="P3"><text:span text:style-name="T1">Nguyen Gia</text:span></text:p>
              </text:list-item>
              <text:list-item>
                <text:p text:style-name="P3"><text:span text:style-name="T1">Vu Xuan Duong</text:span></text:p>
              </text:list-item>
              <text:list-item>
                <text:p text:style-name="P3"><text:span text:style-name="T1">Dang Thanh Tu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vihree2" presentation:presentation-page-layout-name="AL1T1">
        <office:forms form:automatic-focus="false" form:apply-design-mode="false"/>
        <draw:frame presentation:style-name="pr4" draw:text-style-name="P5" draw:layer="layout" svg:width="25.199cm" svg:height="3.256cm" svg:x="1.301cm" svg:y="0.619cm" presentation:class="title">
          <draw:text-box>
            <text:p text:style-name="P5">はじめに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RCTとは</text:p>
                <text:list>
                  <text:list-item>
                    <text:p>TeamViewを基づいて作成</text:p>
                  </text:list-item>
                  <text:list-item>
                    <text:p>Command Line Interf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vihree2" presentation:presentation-page-layout-name="AL1T1">
        <office:forms form:automatic-focus="false" form:apply-design-mode="false"/>
        <draw:frame presentation:style-name="pr4" draw:text-style-name="P5" draw:layer="layout" svg:width="25.199cm" svg:height="3.256cm" svg:x="1.301cm" svg:y="0.619cm" presentation:class="title">
          <draw:text-box>
            <text:p text:style-name="P5">プロジェクト目的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簡単なUnixコマンドを操作できる</text:p>
                <text:list>
                  <text:list-item>
                    <text:p>ls</text:p>
                  </text:list-item>
                  <text:list-item>
                    <text:p>cat</text:p>
                  </text:list-item>
                  <text:list-item>
                    <text:p>Cd</text:p>
                  </text:list-item>
                </text:list>
              </text:list-item>
              <text:list-item>
                <text:p>スキルアップ</text:p>
                <text:list>
                  <text:list-item>
                    <text:p>Team-Work</text:p>
                  </text:list-item>
                  <text:list-item>
                    <text:p>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vihree2" presentation:presentation-page-layout-name="AL1T1">
        <office:forms form:automatic-focus="false" form:apply-design-mode="false"/>
        <draw:frame presentation:style-name="pr4" draw:text-style-name="P5" draw:layer="layout" svg:width="25.199cm" svg:height="3.256cm" svg:x="1.301cm" svg:y="0.619cm" presentation:class="title" presentation:user-transformed="true">
          <draw:text-box>
            <text:p text:style-name="P5">Program Usage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人を手伝ったりUnixコマンドを教えたりするため</text:p>
              </text:list-item>
              <text:list-item>
                <text:p>プログラムを起動しかた</text:p>
                <text:list>
                  <text:list-item>
                    <text:p>./server port</text:p>
                  </text:list-item>
                  <text:list-item>
                    <text:p>./client host p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vihree2" presentation:presentation-page-layout-name="AL2T19">
        <office:forms form:automatic-focus="false" form:apply-design-mode="false"/>
        <draw:frame presentation:style-name="pr1" draw:text-style-name="P5" draw:layer="layout" svg:width="25.199cm" svg:height="3.507cm" svg:x="1.301cm" svg:y="0.494cm" presentation:class="title">
          <draw:text-box>
            <text:p text:style-name="P5">Server-client</text:p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vihree2" presentation:presentation-page-layout-name="AL1T1">
        <office:forms form:automatic-focus="false" form:apply-design-mode="false"/>
        <draw:frame presentation:style-name="pr4" draw:text-style-name="P5" draw:layer="layout" svg:width="25.199cm" svg:height="3.256cm" svg:x="1.301cm" svg:y="0.619cm" presentation:class="title">
          <draw:text-box>
            <text:p text:style-name="P5">Server-multiClient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vihree2" presentation:presentation-page-layout-name="AL1T1">
        <office:forms form:automatic-focus="false" form:apply-design-mode="false"/>
        <draw:frame presentation:style-name="pr4" draw:text-style-name="P5" draw:layer="layout" svg:width="25.199cm" svg:height="3.256cm" svg:x="1.301cm" svg:y="0.619cm" presentation:class="title">
          <draw:text-box>
            <text:p text:style-name="P5">設計・実装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実装環境</text:p>
                <text:list>
                  <text:list-item>
                    <text:p>Linux</text:p>
                  </text:list-item>
                  <text:list-item>
                    <text:p>Unix</text:p>
                  </text:list-item>
                </text:list>
              </text:list-item>
              <text:list-item>
                <text:p>プログラミング環境</text:p>
                <text:list>
                  <text:list-item>
                    <text:p>Eclipse with Subclipse</text:p>
                  </text:list-item>
                </text:list>
              </text:list-item>
              <text:list-item>
                <text:p>役割分担</text:p>
                <text:list>
                  <text:list-item>
                    <text:p>APIを基に各自の仕事を分け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vihree2" presentation:presentation-page-layout-name="AL3T0">
        <office:forms form:automatic-focus="false" form:apply-design-mode="false"/>
        <draw:frame presentation:style-name="pr1" draw:layer="layout" svg:width="25.199cm" svg:height="3.507cm" svg:x="1.301cm" svg:y="0.494cm" presentation:class="title" presentation:placeholder="true">
          <draw:text-box/>
        </draw:frame>
        <draw:frame presentation:style-name="pr7" draw:layer="layout" svg:width="25.199cm" svg:height="13.86cm" svg:x="1.4cm" svg:y="4.914cm" presentation:class="subtitle">
          <draw:text-box>
            <text:p>ご清聴ありがとうございました</text:p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vihree_25_20tähti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vihree2-title">
      <style:graphic-properties draw:fill-color="#ffffff" draw:auto-grow-height="false" fo:min-height="3.507cm"/>
    </style:style>
    <style:style style:name="Mpr2" style:family="presentation" style:parent-style-name="vihree2-outline1">
      <style:graphic-properties draw:fill-color="#ffffff" draw:auto-grow-height="false" fo:min-height="13.86cm"/>
    </style:style>
    <style:style style:name="Mpr3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4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5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vihree2" style:page-layout-name="PM1" draw:style-name="Mdp1">
      <office:forms form:automatic-focus="false" form:apply-design-mode="false"/>
      <draw:frame presentation:style-name="Mpr1" draw:text-style-name="MP3" draw:layer="backgroundobjects" svg:width="25.199cm" svg:height="3.506cm" svg:x="1.301cm" svg:y="0.494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cm" svg:x="1.477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1cm" svg:x="9.625cm" svg:y="20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1.5cm" svg:height="1.448cm" svg:x="25.5cm" svg:y="19.5cm" presentation:class="page-number">
        <draw:text-box>
          <text:p text:style-name="MP14"><text:span text:style-name="MT3"><text:page-number>&lt;number&gt;</text:page-number></text:span></text:p>
        </draw:text-box>
      </draw:frame>
      <presentation:notes style:page-layout-name="PM2">
        <draw:page-thumbnail presentation:style-name="vihree2-title" draw:layer="backgroundobjects" svg:width="14.848cm" svg:height="11.135cm" svg:x="3.07cm" svg:y="2.257cm" presentation:class="page"/>
        <draw:frame presentation:style-name="vihree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meta:creation-date>2011-01-10T22:40:31</meta:creation-date>
    <dc:language>fi-FI</dc:language>
    <meta:editing-cycles>16</meta:editing-cycles>
    <meta:editing-duration>PT00H59M43S</meta:editing-duration>
    <meta:initial-creator>Dang Tung</meta:initial-creator>
    <dc:date>2011-01-11T01:19:15</dc:date>
    <dc:creator>Dang Tung</dc:creator>
    <meta:document-statistic meta:object-count="5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Green.otp"/>
  </office:meta>
</office:document-meta>
</file>